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241" officeooo:paragraph-rsid="00113241"/>
    </style:style>
    <style:style style:name="P2" style:family="paragraph" style:parent-style-name="Standard">
      <style:text-properties officeooo:rsid="00141b86" officeooo:paragraph-rsid="00141b86"/>
    </style:style>
    <style:style style:name="P3" style:family="paragraph" style:parent-style-name="Standard">
      <style:text-properties officeooo:rsid="00147198" officeooo:paragraph-rsid="00147198"/>
    </style:style>
    <style:style style:name="P4" style:family="paragraph" style:parent-style-name="Standard">
      <style:text-properties officeooo:rsid="00113241" officeooo:paragraph-rsid="00113241"/>
    </style:style>
    <style:style style:name="P5" style:family="paragraph" style:parent-style-name="Standard">
      <style:text-properties officeooo:rsid="00147198" officeooo:paragraph-rsid="00147198"/>
    </style:style>
    <style:style style:name="P6" style:family="paragraph" style:parent-style-name="Standard">
      <style:text-properties officeooo:rsid="001f5048" officeooo:paragraph-rsid="0020a918"/>
    </style:style>
    <style:style style:name="P7" style:family="paragraph" style:parent-style-name="Standard">
      <style:text-properties officeooo:rsid="0020a918" officeooo:paragraph-rsid="0020a918"/>
    </style:style>
    <style:style style:name="P8" style:family="paragraph" style:parent-style-name="Standard">
      <style:text-properties officeooo:rsid="00210561" officeooo:paragraph-rsid="00210561"/>
    </style:style>
    <style:style style:name="P9" style:family="paragraph" style:parent-style-name="Standard">
      <style:text-properties officeooo:rsid="002142ff" officeooo:paragraph-rsid="002142ff"/>
    </style:style>
    <style:style style:name="P10" style:family="paragraph" style:parent-style-name="Standard">
      <style:text-properties officeooo:rsid="0024525c" officeooo:paragraph-rsid="0024525c"/>
    </style:style>
    <style:style style:name="P11" style:family="paragraph" style:parent-style-name="Standard">
      <style:text-properties officeooo:rsid="0024c733" officeooo:paragraph-rsid="0024c733"/>
    </style:style>
    <style:style style:name="T1" style:family="text">
      <style:text-properties officeooo:rsid="0012a63f"/>
    </style:style>
    <style:style style:name="T2" style:family="text">
      <style:text-properties officeooo:rsid="00147198"/>
    </style:style>
    <style:style style:name="T3" style:family="text">
      <style:text-properties officeooo:rsid="00158099"/>
    </style:style>
    <style:style style:name="T4" style:family="text">
      <style:text-properties officeooo:rsid="001dd7e7"/>
    </style:style>
    <style:style style:name="T5" style:family="text">
      <style:text-properties officeooo:rsid="001eca4a"/>
    </style:style>
    <style:style style:name="T6" style:family="text">
      <style:text-properties officeooo:rsid="001f5048"/>
    </style:style>
    <style:style style:name="T7" style:family="text">
      <style:text-properties officeooo:rsid="0020a918"/>
    </style:style>
    <style:style style:name="T8" style:family="text">
      <style:text-properties officeooo:rsid="00226215"/>
    </style:style>
    <style:style style:name="T9" style:family="text">
      <style:text-properties officeooo:rsid="0024c7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9</text:p>
      <text:p text:style-name="P1"/>
      <text:p text:style-name="P1">** DATA PREPROCESSING ***</text:p>
      <text:p text:style-name="P1"/>
      <text:p text:style-name="P1"/>
      <text:p text:style-name="P1">- Workflow de data science:</text:p>
      <text:p text:style-name="P1">define todas as fases/passos de um projeto que envolve DS</text:p>
      <text:p text:style-name="P1">preparação (aquisição de dados – limpeza e/ou rotualgem de dados – selecionar características mais importantes, interessantes) – modelagem (selecionar o modelo que vai trabalhar – otimização de hiperparâmetros – combinação de modelos – validação de modelos) – pôr o modelo em produção (colocar o modelo em produção/<text:span text:style-name="T4">deixar ele sendo usado para um software que utilize ele</text:span> – monitoramento de modelo em tempo real/<text:span text:style-name="T4">tá se dando bem com dados reais?</text:span>– posterior melhora no modelo) ----→<text:span text:style-name="T4"> o ciclo se inicia novamente :)</text:span></text:p>
      <text:p text:style-name="P1"/>
      <text:p text:style-name="P1"/>
      <text:p text:style-name="P1">os passos acima se iniciam novamente. Um ciclo.</text:p>
      <text:p text:style-name="P1"/>
      <text:p text:style-name="P1">* <text:span text:style-name="T1">continuar em 11 minutos!</text:span></text:p>
      <text:p text:style-name="P1"/>
      <text:p text:style-name="P2">O QUE É DADO?</text:p>
      <text:p text:style-name="P2">PODEM SER TABLEAS BEM ESTRUTURADAS, IMAGENS, ARQUIVOS DE ÁUDIO, VÍDEOS. NO ENTANTO, GERALMENTE, OS MODELOS DE APRENDIZADO DE MÁQUINA NÃO ENTENDEM ESSES DADOS CRUS, SÓ VETORES, MATRIZES <text:span text:style-name="T4">de valores</text:span> ETC. <text:span text:style-name="T4">processamento – pegar um dado cru e transformá-lo para que o modelo consiga entender.</text:span></text:p>
      <text:p text:style-name="P2"/>
      <text:p text:style-name="P2">DATA OBJECTS OU DATA SETS – <text:s/>DATA SETS PODE SER VISTO COMO UMA COLEÇÃO DE DATA OBJECTS. UM CONJUNTO DE DADOS É UM CONBJUNTO DESSAS INSTÂNCIAS, DESSES OBJETOS.</text:p>
      <text:p text:style-name="P2">OS VETORES SÃO DESCRITOS PELO NÚMERO DE FEATURES/CARACTERÍSTICAS</text:p>
      <text:p text:style-name="P2"/>
      <text:p text:style-name="P2">FEATURES SÃO CHAMADAS DE VARIÁVEIS, CARACTERÍSTICAS, ATRIBUTOS OU DIMENSÕES</text:p>
      <text:p text:style-name="P2"/>
      <text:p text:style-name="P2">FEATURES É UMA COLUNA DESSAS DADOS E A LINHA É A INSTÂNCIA</text:p>
      <text:p text:style-name="P2"/>
      <text:p text:style-name="P2"/>
      <text:p text:style-name="P2">AS FEATURES PODEM SER DIVIDIDAS ENTRE CATEGÓRICAS (SÃO CONSTRUÍDAS ATRAVÉS DE UM CONJUNTO FINITO DE VALORES, <text:span text:style-name="T5">como por exemplo, dia da semana</text:span>) E NUMÉRICAS (<text:span text:style-name="T2">SÃO VARIÁVEIS QUE VEM DE UM CONJUNTO CONTÍNUO/INFINITO DE VALORES)</text:span></text:p>
      <text:p text:style-name="P2"/>
      <text:p text:style-name="P3">FEATRURES PODEM SER CLASSIFICADOS COMO INUTÉIS/USELESS (ESSE TIPO DE DADOS A GENTE JOGA FORA, <text:span text:style-name="T5">sao dados geralmenbte único, tem valores discretos e não tem relação nen huma com a saída</text:span>), NOMINAL (SÃO DADOS CATEGÓRICOS, SEM NENHUMA RELAÇÃO ENTRE <text:span text:style-name="T5">as diferentes categorias. Por exemplo, tem a coluna religião – pode ter várias, mas n tem nenhuma relação entre catolicismo e ubamda, por execmplo</text:span>), ORDINAL (NESSE CASO, TAMBÉM SÃO VALORES CATEGÓRICOS, DISCRETOS, MAS PODEM SER ORDENADOS. <text:span text:style-name="T5">Por exemplo, uma coluna que diz o nível de proeficiência da lingua inglesa (aqui eles tem uma ordem – iniciante, intermediário, avançado.</text:span>), BINÁRIOS (DADOS CATEGÓRICOS DE DUAS <text:soft-page-break/>CATEGORIAS. <text:span text:style-name="T5">Por exemplo, a pessoa é natura do Brasil ou não?</text:span>), TIME (CÍCLICO, SE REPETEM DE MANEIRA CONTÍNUA. GERALMEBTE, É DIFÍCIL DE TRABALHAR COM ELE. <text:span text:style-name="T5">Por exemplo, a hora do dia em que o empréstimo de uma bicicleta foi feito ou uma ação foi comprada etc.</text:span>)</text:p>
      <text:p text:style-name="P3"/>
      <text:p text:style-name="P3">QUALIDADE DOS DADOS – A GENTE GASTA MUIT TEMPO NESSA FASE PARA FAZER COM QUE A GENTE PASSE O MELHOR DADO POSSÍVEL PARA O MODELO</text:p>
      <text:p text:style-name="P3"/>
      <text:p text:style-name="P3">PRÉ-PROCESSAMENTO – ṔEGAR DADOS E TRANSFORMÁ-LO, CODIFICÁ-LO PARA QUE SEJA MAIS FACILMENTE INTERPRETADO PELO ALGORITIMO</text:p>
      <text:p text:style-name="P3"/>
      <text:p text:style-name="P3">PRIMEIRA COISA A SE FAZER? C<text:span text:style-name="T6">o</text:span>DIFICAÇÃO DE CARACTERÍSITCA/<text:span text:style-name="T6">feature enconding</text:span>. <text:span text:style-name="T3">REALIZAR TRANFORMAÇÕES NOS DADOS PARA QUE SEJAM FACILMENTE ACEITOS PELO MODELO. O DADO PODE ESTAR GUARDADO DE UMA FORMA QUE O MODELO NÃO ENTENDE ETC. É APLICADA, GERALMENTE, PARA DADOS CATEGÓRICOS. </text:span></text:p>
      <text:p text:style-name="P7">Podemos fazer as seguintes mudanças:</text:p>
      <text:p text:style-name="P7"/>
      <text:p text:style-name="P7"/>
      <text:p text:style-name="P7">dado nominal – one-hot, dummy</text:p>
      <text:p text:style-name="P7">dado ordinal – substituir por inteiros</text:p>
      <text:p text:style-name="P7">dado binário - dummy</text:p>
      <text:p text:style-name="P7"/>
      <text:p text:style-name="P7"/>
      <text:p text:style-name="P6">One-hot enconding – transformar o dado/<text:span text:style-name="T7">categorias</text:span> em um vetor e para cada categoria, eu vou ter um aceso. <text:s/><text:span text:style-name="T7">Para cada categoria, tem um tipo de vetor</text:span></text:p>
      <text:p text:style-name="P7">Dummy encondind – quase a mesma coisa do one-hot</text:p>
      <text:p text:style-name="P1"/>
      <text:p text:style-name="P1"/>
      <text:p text:style-name="P8">missing data/dados perdidos: trabalhar com dados faltantes (algum valor da célula que não tem)</text:p>
      <text:p text:style-name="P8">quando eu não tenho dados, isso é ruim. Isso pode acontecer qaudno o sensor deu erro ou erro de digitação.</text:p>
      <text:p text:style-name="P8">Como resolver? Posso remover a linha, eliminar coluna toda (mas isso é bem mais arriscado, pois perde muita informação que poderia ser útil)</text:p>
      <text:p text:style-name="P8">umamaneira mais inteligente de trabalhar com dados faltantes: imputação de valores. Exemplo: podemos fazer essa imputação através de médias de valores, mediana. Moda (se for dado categórico), interpolação simples se for um dado que representya uma série temporal ou posso utilizar um modelo de regressão ou classificação </text:p>
      <text:p text:style-name="P8"/>
      <text:p text:style-name="P9">outliers ou discrepantes – são valores que se diferenciam dos valores usuais, valores extremos que estão for a do intervalo de valores esperados. Eu posso usar algumas maneiras de detectar esses valores:</text:p>
      <text:p text:style-name="P9"/>
      <text:p text:style-name="P9">se o meu modelo for robusto a esses valores, eu posso deixar. Se não, eu vou ter que identificar e remove-los. Como fazer isso? Usar o método do desvio-padrão, interquartil ou o método automático</text:p>
      <text:p text:style-name="P9"/>
      <text:p text:style-name="P9">- método do desvio-padrão: tem uma distribuição que está presente em muitos casos na natureza (distribuição normal). Teorema do limite central: Quando eu tenho várias variáveis aleatórias que eu efetuo combinações através de somas e subtrações, a resultante dessas variaǘeis vai ser uma distribuição normal. Exemplo: Nossa altura (vem da soma de diversas variáveis do nosso corpo). Dados sempre em voltya de uma média. Quando eu pego um desvio padrão anmtes da média e um depois da média, eu tenho 68% dos dados. Seu pegar 2 da frente e 2 pra trás, eu tenho 95% <text:s/><text:span text:style-name="T8">dos dados</text:span></text:p>
      <text:p text:style-name="P9"><text:soft-page-break/></text:p>
      <text:p text:style-name="P10">dados duplicados – o mmlehor a se fazer é remover porque eles não vão trazer nada de novo para o meu modelo</text:p>
      <text:p text:style-name="P10"/>
      <text:p text:style-name="P10"/>
      <text:p text:style-name="P10">- seleção de características: é quando eu quero selecionar quais são o subconjunto que eu quero que fique ou que saia, grealmente é a que fique. Posso usar método não-supervisionado (como por exemplo, métodos que usem variância), posso usar método supervisionado (wrapper – usa modelos , verificar performace do modelo. Com aquele conjunto de variáveis, a performance foi boa? Caso negativo, vou removê-los. Filter – é por exemplo, pegar o que tem maior correlação com a saída. O que tiver maior fica e o que tem menor, sai. Intrinsic - ?), posso usar também Redução de Dimensionalidade(projetar ops dados para um espaço de menor dimensão).</text:p>
      <text:p text:style-name="P10"/>
      <text:p text:style-name="P10">Normalização: <text:s/><text:span text:style-name="T9">serve pra deixar todas as colunas em um intervalo que seja aceitável para o modelo</text:span></text:p>
      <text:p text:style-name="P11">há 2 maneiras de fazer normalização: z-score: eu vou deixar os meus dados com média zero e desvio-padrão 1; Min-Max: deixa os valores entre zero e um </text:p>
      <text:p text:style-name="P11"/>
      <text:p text:style-name="P11">eu vou usar só dados de treino para criar o normalizador.</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21:04:13.019495093</meta:creation-date>
    <dc:date>2021-12-14T23:20:26.241879178</dc:date>
    <meta:editing-duration>PT1H34M6S</meta:editing-duration>
    <meta:editing-cycles>4</meta:editing-cycles>
    <meta:generator>LibreOffice/6.4.7.2$Linux_X86_64 LibreOffice_project/40$Build-2</meta:generator>
    <meta:document-statistic meta:table-count="0" meta:image-count="0" meta:object-count="0" meta:page-count="3" meta:paragraph-count="36" meta:word-count="962" meta:character-count="6010" meta:non-whitespace-character-count="5056"/>
  </office:meta>
</office:document-meta>
</file>